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OAPElementFactory.newInstanc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OAPElementFactory.create( Name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APElementFactory.SOAPElementFactory( SOAPFactory soap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APElementFactory.create( String local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APElementFactory.create( String localName , String prefix , String 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